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4" draw:id="id4" draw:layer="layout" svg:width="7.089cm" svg:height="0.962cm" svg:x="4.647cm" svg:y="1.838cm">
          <draw:text-box>
            <text:p>Ajouter un film (bouton)</text:p>
          </draw:text-box>
        </draw:frame>
        <draw:frame draw:style-name="gr1" draw:text-style-name="P1" xml:id="id3" draw:id="id3" draw:layer="layout" svg:width="8.245cm" svg:height="1.673cm" svg:x="1.755cm" svg:y="5cm">
          <draw:text-box>
            <text:p>Catégorie (menu déroulant)</text:p>
            <text:p>(Dessin animé, saga etc)</text:p>
          </draw:text-box>
        </draw:frame>
        <draw:frame draw:style-name="gr2" draw:text-style-name="P1" xml:id="id1" draw:id="id1" draw:layer="layout" svg:width="8.756cm" svg:height="2.384cm" svg:x="2.644cm" svg:y="8cm">
          <draw:text-box>
            <text:p>Zone de texte (Formulaire avec titre, acteurs, note, remarque, réalisateur)</text:p>
          </draw:text-box>
        </draw:frame>
        <draw:frame draw:style-name="gr2" draw:text-style-name="P1" xml:id="id2" draw:id="id2" draw:layer="layout" svg:width="9cm" svg:height="3.095cm" svg:x="12.2cm" svg:y="11.8cm">
          <draw:text-box>
            <text:p>Base de donnée (Titre, Date ajout, Année, Réalisateurs, Acteurs, note, Vu/A voir, remarque)</text:p>
          </draw:text-box>
        </draw:frame>
        <draw:connector draw:style-name="gr3" draw:text-style-name="P2" draw:layer="layout" svg:x1="7.022cm" svg:y1="10.384cm" svg:x2="12.2cm" svg:y2="13.347cm" draw:start-shape="id1" draw:start-glue-point="2" draw:end-shape="id2" draw:end-glue-point="3" svg:d="M7022 10384v2963h5178" svg:viewBox="0 0 5179 2964">
          <text:p/>
        </draw:connector>
        <draw:connector draw:style-name="gr3" draw:text-style-name="P2" draw:layer="layout" svg:x1="5.877cm" svg:y1="6.673cm" svg:x2="7.022cm" svg:y2="8cm" draw:start-shape="id3" draw:start-glue-point="2" draw:end-shape="id1" svg:d="M5877 6673v664h1145v663" svg:viewBox="0 0 1146 1328">
          <text:p/>
        </draw:connector>
        <draw:connector draw:style-name="gr3" draw:text-style-name="P2" draw:layer="layout" svg:x1="8.191cm" svg:y1="2.8cm" svg:x2="5.877cm" svg:y2="5cm" draw:start-shape="id4" draw:start-glue-point="2" draw:end-shape="id3" svg:d="M8191 2800v1100h-2314v1100" svg:viewBox="0 0 2315 2201">
          <text:p/>
        </draw:connector>
        <draw:connector draw:style-name="gr3" draw:text-style-name="P2" draw:layer="layout" svg:x1="21.2cm" svg:y1="13.347cm" svg:x2="23.891cm" svg:y2="10.206cm" draw:start-shape="id2" draw:start-glue-point="1" draw:end-shape="id5" draw:end-glue-point="2" svg:d="M21200 13347h2691v-3141" svg:viewBox="0 0 2692 3142">
          <text:p/>
        </draw:connector>
        <draw:frame draw:style-name="gr2" draw:text-style-name="P1" xml:id="id5" draw:id="id5" draw:layer="layout" svg:width="6.982cm" svg:height="3.806cm" svg:x="20.4cm" svg:y="6.4cm">
          <draw:text-box>
            <text:p>Liste de films (par catégorie (saga, dessins animé...), dépliable, ordre alphabétique)</text:p>
          </draw:text-box>
        </draw:frame>
        <draw:frame draw:style-name="gr2" draw:text-style-name="P1" xml:id="id6" draw:id="id6" draw:layer="layout" svg:width="5.896cm" svg:height="1.673cm" svg:x="13.4cm" svg:y="7.6cm">
          <draw:text-box>
            <text:p>Recherche par … (requète bd)</text:p>
          </draw:text-box>
        </draw:frame>
        <draw:connector draw:style-name="gr3" draw:text-style-name="P2" draw:layer="layout" svg:x1="16.348cm" svg:y1="9.273cm" svg:x2="16.7cm" svg:y2="11.8cm" draw:start-shape="id6" draw:start-glue-point="2" draw:end-shape="id2" draw:end-glue-point="0" svg:d="M16348 9273v1264h352v1263" svg:viewBox="0 0 353 2528">
          <text:p/>
        </draw:connector>
        <draw:frame draw:style-name="gr1" draw:text-style-name="P1" xml:id="id7" draw:id="id7" draw:layer="layout" svg:width="8.499cm" svg:height="2.384cm" svg:x="17.101cm" svg:y="1.616cm">
          <draw:text-box>
            <text:p>Affichage h1 catégorie, </text:p>
            <text:p>h2 thèmes, h3 titre,</text:p>
            <text:p>tableau class (elem from bd)</text:p>
          </draw:text-box>
        </draw:frame>
        <draw:connector draw:style-name="gr3" draw:text-style-name="P2" draw:layer="layout" svg:x1="21.35cm" svg:y1="4cm" svg:x2="23.891cm" svg:y2="6.4cm" draw:start-shape="id7" draw:start-glue-point="2" draw:end-shape="id5" draw:end-glue-point="0" svg:d="M21350 4000v1200h2541v1200" svg:viewBox="0 0 2542 2401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5:00:35.780453192</meta:creation-date>
    <dc:date>2021-12-02T01:03:39.346218114</dc:date>
    <meta:editing-duration>PT2H22M32S</meta:editing-duration>
    <meta:editing-cycles>1</meta:editing-cycles>
    <meta:document-statistic meta:object-count="36"/>
    <meta:generator>LibreOffice/6.4.7.2$Linux_X86_64 LibreOffice_project/40$Build-2</meta:generator>
  </office:meta>
</office:document-meta>
</file>